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puter Modern" svg:font-family="'Computer Modern'"/>
    <style:font-face style:name="Nimbus" svg:font-family="Nimbus"/>
    <style:font-face style:name="Nimbus Roman No9 L" svg:font-family="'Nimbus Roman No9 L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4" style:family="paragraph">
      <style:paragraph-properties fo:text-align="start" style:writing-mode="lr-tb"/>
      <style:text-properties fo:font-weight="normal" style:font-weight-asian="normal" style:font-weight-complex="normal"/>
    </style:style>
    <style:style style:name="P5" style:family="paragraph">
      <loext:graphic-properties draw:fill="none"/>
      <style:paragraph-properties fo:text-align="start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>
      <loext:graphic-properties draw:fill="none"/>
      <style:paragraph-properties fo:text-align="start" style:writing-mode="lr-tb"/>
      <style:text-properties fo:font-size="7pt" style:font-size-asian="7pt" style:font-size-complex="7pt"/>
    </style:style>
    <style:style style:name="P7" style:family="paragraph">
      <style:paragraph-properties fo:text-align="start" style:writing-mode="lr-tb"/>
      <style:text-properties style:font-name="Times New Roman" fo:font-weight="normal" style:font-weight-asian="normal" style:font-weight-complex="normal"/>
    </style:style>
    <style:style style:name="P8" style:family="paragraph">
      <loext:graphic-properties draw:fill="none"/>
      <style:paragraph-properties fo:text-align="start" style:writing-mode="lr-tb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9" style:family="paragraph">
      <loext:graphic-properties draw:fill="none"/>
      <style:paragraph-properties fo:text-align="start" style:writing-mode="lr-tb"/>
      <style:text-properties fo:font-size="8pt" style:font-size-asian="8pt" style:font-size-complex="8pt"/>
    </style:style>
    <style:style style:name="P10" style:family="paragraph">
      <style:paragraph-properties fo:text-align="start" style:writing-mode="lr-tb"/>
      <style:text-properties style:font-name="Times New Roman"/>
    </style:style>
    <style:style style:name="P11" style:family="paragraph">
      <loext:graphic-properties draw:fill="none"/>
      <style:paragraph-properties fo:text-align="start" style:writing-mode="lr-tb"/>
      <style:text-properties style:font-name="Times New Roman" fo:font-size="10pt" style:font-size-asian="10pt" style:font-size-complex="10pt"/>
    </style:style>
    <style:style style:name="T1" style:family="text">
      <style:text-properties fo:color="#000000" style:font-name="Nimbus Roman No9 L" fo:font-size="10pt" fo:font-weight="bold" style:font-size-asian="10pt" style:font-name-complex="Nimbus Roman No9 L" style:font-size-complex="10pt" style:font-weight-complex="bold"/>
    </style:style>
    <style:style style:name="T2" style:family="text">
      <style:text-properties fo:color="#000000" style:font-name="Nimbus Roman No9 L" fo:font-size="10pt" style:font-size-asian="10pt" style:font-name-complex="Nimbus Roman No9 L" style:font-size-complex="10pt"/>
    </style:style>
    <style:style style:name="T3" style:family="text">
      <style:text-properties fo:color="#000000" style:font-name="Computer Modern" fo:font-size="10pt" fo:font-weight="normal" style:font-size-asian="10pt" style:font-weight-asian="normal" style:font-name-complex="Computer Modern" style:font-size-complex="10pt" style:font-weight-complex="normal"/>
    </style:style>
    <style:style style:name="T4" style:family="text">
      <style:text-properties fo:color="#000000" style:font-name="Computer Modern" fo:font-size="7pt" fo:font-style="italic" style:font-size-asian="7pt" style:font-name-complex="Computer Modern" style:font-size-complex="7pt" style:font-style-complex="italic"/>
    </style:style>
    <style:style style:name="T5" style:family="text">
      <style:text-properties fo:color="#000000" style:font-name="Times New Roman" fo:font-size="10pt" fo:font-weight="normal" style:font-size-asian="10pt" style:font-weight-asian="normal" style:font-name-complex="Computer Modern" style:font-size-complex="10pt" style:font-weight-complex="normal"/>
    </style:style>
    <style:style style:name="T6" style:family="text">
      <style:text-properties fo:color="#000000" style:font-name="Nimbus Roman No9 L" fo:font-size="8pt" style:font-size-asian="8pt" style:font-name-complex="Nimbus Roman No9 L" style:font-size-complex="8pt"/>
    </style:style>
    <style:style style:name="T7" style:family="text">
      <style:text-properties fo:color="#000000" style:font-name="Times New Roman" fo:font-size="10pt" style:font-size-asian="10pt" style:font-name-complex="Computer Modern" style:font-size-complex="10pt"/>
    </style:style>
    <style:style style:name="T8" style:family="text">
      <style:text-properties fo:color="#000000" style:font-name="Times New Roman" fo:font-size="10pt" fo:font-weight="bold" style:font-size-asian="10pt" style:font-name-complex="Computer Modern" style:font-size-complex="10pt" style:font-weight-complex="bold"/>
    </style:style>
    <style:style style:name="T9" style:family="text">
      <style:text-properties fo:color="#000000" style:font-name="Times New Roman" fo:font-size="10pt" fo:font-style="italic" style:font-size-asian="10pt" style:font-name-complex="Computer Modern" style:font-size-complex="10pt" style:font-style-complex="italic"/>
    </style:style>
    <style:style style:name="T10" style:family="text">
      <style:text-properties fo:color="#000000" style:font-name="Computer Modern" fo:font-size="10pt" fo:font-style="italic" fo:font-weight="normal" style:font-size-asian="10pt" style:font-weight-asian="normal" style:font-name-complex="Computer Modern" style:font-size-complex="10pt" style:font-style-complex="italic" style:font-weight-complex="normal"/>
    </style:style>
    <style:style style:name="T11" style:family="text">
      <style:text-properties fo:color="#000000" style:font-name="Computer Modern" fo:font-size="10pt" fo:font-style="italic" style:font-size-asian="10pt" style:font-name-complex="Computer Modern" style:font-size-complex="10pt" style:font-style-complex="italic"/>
    </style:style>
    <style:style style:name="T12" style:family="text">
      <style:text-properties fo:color="#000000" style:font-name="Computer Modern" fo:font-size="10pt" fo:font-weight="bold" style:font-size-asian="10pt" style:font-name-complex="Computer Modern" style:font-size-complex="10pt" style:font-weight-complex="bol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in" svg:stroke-color="#000000" draw:marker-start="" draw:marker-end="" draw:stroke-linejoin="miter" svg:stroke-linecap="butt" draw:fill="none" fo:padding-top="0in" fo:padding-bottom="0in" fo:padding-left="0in" fo:padding-right="0in" style:run-through="foreground"/>
    </style:style>
    <style:style style:name="gr3" style:family="graphic">
      <style:graphic-properties draw:stroke="none" svg:stroke-width="0in" draw:marker-start="" draw:marker-end="" draw:fill="none" draw:textarea-horizontal-align="left" draw:textarea-vertical-align="top" draw:auto-grow-height="true" draw:auto-grow-width="true" fo:min-height="0.1535in" fo:min-width="1.402in" fo:padding-top="0in" fo:padding-bottom="0in" fo:padding-left="0in" fo:padding-right="0in" style:run-through="foreground"/>
    </style:style>
    <style:style style:name="gr4" style:family="graphic">
      <style:graphic-properties draw:stroke="none" svg:stroke-width="0in" draw:marker-start="" draw:marker-end="" draw:fill="none" draw:textarea-horizontal-align="left" draw:textarea-vertical-align="top" draw:auto-grow-height="true" draw:auto-grow-width="true" fo:min-height="0.1756in" fo:min-width="0.1374in" fo:padding-top="0in" fo:padding-bottom="0in" fo:padding-left="0in" fo:padding-right="0in" style:run-through="foreground"/>
    </style:style>
    <style:style style:name="gr5" style:family="graphic">
      <style:graphic-properties draw:stroke="none" svg:stroke-width="0in" draw:marker-start="" draw:marker-end="" draw:fill="none" draw:textarea-horizontal-align="left" draw:textarea-vertical-align="top" draw:auto-grow-height="true" draw:auto-grow-width="true" fo:min-height="0.1071in" fo:min-width="0.0965in" fo:padding-top="0in" fo:padding-bottom="0in" fo:padding-left="0in" fo:padding-right="0in" style:run-through="foreground"/>
    </style:style>
    <style:style style:name="gr6" style:family="graphic">
      <style:graphic-properties draw:stroke="none" svg:stroke-width="0in" draw:marker-start="" draw:marker-end="" draw:fill="none" draw:textarea-horizontal-align="left" draw:textarea-vertical-align="top" draw:auto-grow-height="true" draw:auto-grow-width="true" fo:min-height="0.1535in" fo:min-width="0.1374in" fo:padding-top="0in" fo:padding-bottom="0in" fo:padding-left="0in" fo:padding-right="0in" style:run-through="foreground"/>
    </style:style>
    <style:style style:name="gr7" style:family="graphic">
      <style:graphic-properties draw:stroke="none" svg:stroke-width="0in" draw:marker-start="" draw:marker-end="" draw:fill="none" draw:textarea-horizontal-align="left" draw:textarea-vertical-align="top" draw:auto-grow-height="true" draw:auto-grow-width="true" fo:min-height="0.122in" fo:min-width="0.1102in" fo:padding-top="0in" fo:padding-bottom="0in" fo:padding-left="0in" fo:padding-right="0in" style:run-through="foreground"/>
    </style:style>
    <style:style style:name="gr8" style:family="graphic">
      <style:graphic-properties draw:stroke="none" svg:stroke-width="0in" draw:marker-start="" draw:marker-end="" draw:fill="none" draw:textarea-horizontal-align="left" draw:textarea-vertical-align="top" draw:auto-grow-height="true" draw:auto-grow-width="true" fo:min-height="0.1854in" fo:min-width="0.5189in" fo:padding-top="0in" fo:padding-bottom="0in" fo:padding-left="0in" fo:padding-right="0in" style:run-through="foreground"/>
    </style:style>
    <style:style style:name="gr9" style:family="graphic">
      <style:graphic-properties draw:stroke="none" svg:stroke-width="0in" draw:marker-start="" draw:marker-end="" draw:fill="none" draw:textarea-horizontal-align="left" draw:textarea-vertical-align="top" draw:auto-grow-height="true" draw:auto-grow-width="true" fo:min-height="0.1535in" fo:min-width="0.8409in" fo:padding-top="0in" fo:padding-bottom="0in" fo:padding-left="0in" fo:padding-right="0in" style:run-through="foreground"/>
    </style:style>
    <style:style style:name="gr10" style:family="graphic">
      <style:graphic-properties draw:stroke="none" svg:stroke-width="0in" draw:marker-start="" draw:marker-end="" draw:fill="none" draw:textarea-horizontal-align="left" draw:textarea-vertical-align="top" draw:auto-grow-height="true" draw:auto-grow-width="true" fo:min-height="0.1854in" fo:min-width="0.398in" fo:padding-top="0in" fo:padding-bottom="0in" fo:padding-left="0in" fo:padding-right="0in" style:run-through="foreground"/>
    </style:style>
    <style:style style:name="gr11" style:family="graphic">
      <style:graphic-properties draw:stroke="none" svg:stroke-width="0in" draw:marker-start="" draw:marker-end="" draw:fill="none" draw:textarea-horizontal-align="left" draw:textarea-vertical-align="top" draw:auto-grow-height="true" draw:auto-grow-width="true" fo:min-height="0.1535in" fo:min-width="0.3839in" fo:padding-top="0in" fo:padding-bottom="0in" fo:padding-left="0in" fo:padding-right="0in" style:run-through="foreground"/>
    </style:style>
    <style:style style:name="gr12" style:family="graphic">
      <style:graphic-properties draw:stroke="none" svg:stroke-width="0in" draw:marker-start="" draw:marker-end="" draw:fill="none" draw:textarea-horizontal-align="left" draw:textarea-vertical-align="top" draw:auto-grow-height="true" draw:auto-grow-width="true" fo:min-height="0.1756in" fo:min-width="0.152in" fo:padding-top="0in" fo:padding-bottom="0in" fo:padding-left="0in" fo:padding-right="0in" style:run-through="foreground"/>
    </style:style>
    <style:style style:name="gr13" style:family="graphic">
      <style:graphic-properties draw:stroke="none" svg:stroke-width="0in" draw:marker-start="" draw:marker-end="" draw:fill="none" draw:textarea-horizontal-align="left" draw:textarea-vertical-align="top" draw:auto-grow-height="true" draw:auto-grow-width="true" fo:min-height="0.1854in" fo:min-width="0.4972in" fo:padding-top="0in" fo:padding-bottom="0in" fo:padding-left="0in" fo:padding-right="0in" style:run-through="foreground"/>
    </style:style>
    <style:style style:name="gr14" style:family="graphic">
      <style:graphic-properties draw:stroke="none" svg:stroke-width="0in" draw:marker-start="" draw:marker-end="" draw:fill="none" draw:textarea-horizontal-align="left" draw:textarea-vertical-align="top" draw:auto-grow-height="true" draw:auto-grow-width="true" fo:min-height="0.1535in" fo:min-width="0.322in" fo:padding-top="0in" fo:padding-bottom="0in" fo:padding-left="0in" fo:padding-right="0in" style:run-through="foreground"/>
    </style:style>
    <style:style style:name="gr15" style:family="graphic">
      <style:graphic-properties draw:stroke="none" svg:stroke-width="0in" draw:marker-start="" draw:marker-end="" draw:fill="none" draw:textarea-horizontal-align="left" draw:textarea-vertical-align="top" draw:auto-grow-height="true" draw:auto-grow-width="true" fo:min-height="0.1756in" fo:min-width="0.6307in" fo:padding-top="0in" fo:padding-bottom="0in" fo:padding-left="0in" fo:padding-right="0in" style:run-through="foreground"/>
    </style:style>
    <style:style style:name="gr16" style:family="graphic">
      <style:graphic-properties draw:stroke="none" svg:stroke-width="0in" draw:marker-start="" draw:marker-end="" draw:fill="none" draw:textarea-horizontal-align="left" draw:textarea-vertical-align="top" draw:auto-grow-height="true" draw:auto-grow-width="true" fo:min-height="0.1555in" fo:min-width="0.1374in" fo:padding-top="0in" fo:padding-bottom="0in" fo:padding-left="0in" fo:padding-right="0in" style:run-through="foreground"/>
    </style:style>
    <style:style style:name="gr17" style:family="graphic">
      <style:graphic-properties draw:stroke="none" svg:stroke-width="0in" draw:marker-start="" draw:marker-end="" draw:fill="none" draw:textarea-horizontal-align="left" draw:textarea-vertical-align="top" draw:auto-grow-height="true" draw:auto-grow-width="true" fo:min-height="0.1535in" fo:min-width="2.7508in" fo:padding-top="0in" fo:padding-bottom="0in" fo:padding-left="0in" fo:padding-right="0in" style:run-through="foreground"/>
    </style:style>
    <style:style style:name="gr18" style:family="graphic">
      <style:graphic-properties draw:stroke="none" svg:stroke-width="0in" draw:marker-start="" draw:marker-end="" draw:fill="none" draw:textarea-horizontal-align="left" draw:textarea-vertical-align="top" draw:auto-grow-height="true" draw:auto-grow-width="true" fo:min-height="0.1535in" fo:min-width="0.339in" fo:padding-top="0in" fo:padding-bottom="0in" fo:padding-left="0in" fo:padding-right="0in" style:run-through="foreground"/>
    </style:style>
    <style:style style:name="gr19" style:family="graphic">
      <style:graphic-properties draw:stroke="none" svg:stroke-width="0in" draw:marker-start="" draw:marker-end="" draw:fill="none" draw:textarea-horizontal-align="left" draw:textarea-vertical-align="top" draw:auto-grow-height="true" draw:auto-grow-width="true" fo:min-height="0.1756in" fo:min-width="0.4756in" fo:padding-top="0in" fo:padding-bottom="0in" fo:padding-left="0in" fo:padding-right="0in" style:run-through="foreground"/>
    </style:style>
    <style:style style:name="gr20" style:family="graphic">
      <style:graphic-properties draw:stroke="none" svg:stroke-width="0in" draw:marker-start="" draw:marker-end="" draw:fill="none" draw:textarea-horizontal-align="left" draw:textarea-vertical-align="top" draw:auto-grow-height="true" draw:auto-grow-width="true" fo:min-height="0.1535in" fo:min-width="0.3693in" fo:padding-top="0in" fo:padding-bottom="0in" fo:padding-left="0in" fo:padding-right="0in" style:run-through="foreground"/>
    </style:style>
    <style:style style:name="gr21" style:family="graphic">
      <style:graphic-properties draw:stroke="none" svg:stroke-width="0in" draw:marker-start="" draw:marker-end="" draw:fill="none" draw:textarea-horizontal-align="left" draw:textarea-vertical-align="top" draw:auto-grow-height="true" draw:auto-grow-width="true" fo:min-height="0.1535in" fo:min-width="0.1756in" fo:padding-top="0in" fo:padding-bottom="0in" fo:padding-left="0in" fo:padding-right="0in" style:run-through="foreground"/>
    </style:style>
    <style:style style:name="gr22" style:family="graphic">
      <style:graphic-properties draw:stroke="none" svg:stroke-width="0in" draw:marker-start="" draw:marker-end="" draw:fill="none" draw:textarea-horizontal-align="left" draw:textarea-vertical-align="top" draw:auto-grow-height="true" draw:auto-grow-width="true" fo:min-height="0.1535in" fo:min-width="0.6374in" fo:padding-top="0in" fo:padding-bottom="0in" fo:padding-left="0in" fo:padding-right="0in" style:run-through="foreground"/>
    </style:style>
    <style:style style:name="gr23" style:family="graphic">
      <style:graphic-properties draw:stroke="none" svg:stroke-width="0in" draw:marker-start="" draw:marker-end="" draw:fill="none" draw:textarea-horizontal-align="left" draw:textarea-vertical-align="top" draw:auto-grow-height="true" draw:auto-grow-width="true" fo:min-height="0.1071in" fo:min-width="0.1925in" fo:padding-top="0in" fo:padding-bottom="0in" fo:padding-left="0in" fo:padding-right="0in" style:run-through="foreground"/>
    </style:style>
    <style:style style:name="gr24" style:family="graphic">
      <style:graphic-properties draw:stroke="none" svg:stroke-width="0in" draw:marker-start="" draw:marker-end="" draw:fill="none" draw:textarea-horizontal-align="left" draw:textarea-vertical-align="top" draw:auto-grow-height="true" draw:auto-grow-width="true" fo:min-height="0.1535in" fo:min-width="2.3492in" fo:padding-top="0in" fo:padding-bottom="0in" fo:padding-left="0in" fo:padding-right="0in" style:run-through="foreground"/>
    </style:style>
    <style:style style:name="gr25" style:family="graphic">
      <style:graphic-properties draw:stroke="none" svg:stroke-width="0in" draw:marker-start="" draw:marker-end="" draw:fill="none" draw:textarea-horizontal-align="left" draw:textarea-vertical-align="top" draw:auto-grow-height="true" draw:auto-grow-width="true" fo:min-height="0.1535in" fo:min-width="1.6075in" fo:padding-top="0in" fo:padding-bottom="0in" fo:padding-left="0in" fo:padding-right="0in" style:run-through="foreground"/>
    </style:style>
    <style:style style:name="gr26" style:family="graphic">
      <style:graphic-properties draw:stroke="none" svg:stroke-width="0in" draw:marker-start="" draw:marker-end="" draw:fill="none" draw:textarea-horizontal-align="left" draw:textarea-vertical-align="top" draw:auto-grow-height="true" draw:auto-grow-width="true" fo:min-height="0.1535in" fo:min-width="0.7173in" fo:padding-top="0in" fo:padding-bottom="0in" fo:padding-left="0in" fo:padding-right="0in" style:run-through="foreground"/>
    </style:style>
    <style:style style:name="gr27" style:family="graphic">
      <style:graphic-properties draw:stroke="none" svg:stroke-width="0in" draw:marker-start="" draw:marker-end="" draw:fill="none" draw:textarea-horizontal-align="left" draw:textarea-vertical-align="top" draw:auto-grow-height="true" draw:auto-grow-width="true" fo:min-height="0.1535in" fo:min-width="1.3508in" fo:padding-top="0in" fo:padding-bottom="0in" fo:padding-left="0in" fo:padding-right="0in" style:run-through="foreground"/>
    </style:style>
    <style:style style:name="gr28" style:family="graphic">
      <style:graphic-properties draw:stroke="none" svg:stroke-width="0in" draw:marker-start="" draw:marker-end="" draw:fill="none" draw:textarea-horizontal-align="left" draw:textarea-vertical-align="top" draw:auto-grow-height="true" draw:auto-grow-width="true" fo:min-height="0.1535in" fo:min-width="0.352in" fo:padding-top="0in" fo:padding-bottom="0in" fo:padding-left="0in" fo:padding-right="0in" style:run-through="foreground"/>
    </style:style>
    <style:style style:name="gr29" style:family="graphic">
      <style:graphic-properties draw:stroke="none" svg:stroke-width="0in" draw:marker-start="" draw:marker-end="" draw:fill="none" draw:textarea-horizontal-align="left" draw:textarea-vertical-align="top" draw:auto-grow-height="true" draw:auto-grow-width="true" fo:min-height="0.1535in" fo:min-width="0.6709in" fo:padding-top="0in" fo:padding-bottom="0in" fo:padding-left="0in" fo:padding-right="0in" style:run-through="foreground"/>
    </style:style>
    <style:style style:name="gr30" style:family="graphic">
      <style:graphic-properties draw:stroke="none" svg:stroke-width="0in" draw:marker-start="" draw:marker-end="" draw:fill="none" draw:textarea-horizontal-align="left" draw:textarea-vertical-align="top" draw:auto-grow-height="true" draw:auto-grow-width="true" fo:min-height="0.1535in" fo:min-width="0.8138in" fo:padding-top="0in" fo:padding-bottom="0in" fo:padding-left="0in" fo:padding-right="0in" style:run-through="foreground"/>
    </style:style>
    <style:style style:name="gr31" style:family="graphic">
      <style:graphic-properties draw:stroke="none" svg:stroke-width="0in" draw:marker-start="" draw:marker-end="" draw:fill="none" draw:textarea-horizontal-align="left" draw:textarea-vertical-align="top" draw:auto-grow-height="true" draw:auto-grow-width="true" fo:min-height="0.1071in" fo:min-width="0.1874in" fo:padding-top="0in" fo:padding-bottom="0in" fo:padding-left="0in" fo:padding-right="0in" style:run-through="foreground"/>
    </style:style>
    <style:style style:name="gr32" style:family="graphic">
      <style:graphic-properties draw:stroke="none" svg:stroke-width="0in" draw:marker-start="" draw:marker-end="" draw:fill="none" draw:textarea-horizontal-align="left" draw:textarea-vertical-align="top" draw:auto-grow-height="true" draw:auto-grow-width="true" fo:min-height="0.1535in" fo:min-width="2.7819in" fo:padding-top="0in" fo:padding-bottom="0in" fo:padding-left="0in" fo:padding-right="0in" style:run-through="foreground"/>
    </style:style>
    <style:style style:name="gr33" style:family="graphic">
      <style:graphic-properties draw:stroke="none" svg:stroke-width="0in" draw:marker-start="" draw:marker-end="" draw:fill="none" draw:textarea-horizontal-align="left" draw:textarea-vertical-align="top" draw:auto-grow-height="true" draw:auto-grow-width="true" fo:min-height="0.1535in" fo:min-width="0.478in" fo:padding-top="0in" fo:padding-bottom="0in" fo:padding-left="0in" fo:padding-right="0in" style:run-through="foreground"/>
    </style:style>
    <style:style style:name="gr34" style:family="graphic">
      <style:graphic-properties draw:stroke="none" svg:stroke-width="0in" draw:marker-start="" draw:marker-end="" draw:fill="none" draw:textarea-horizontal-align="left" draw:textarea-vertical-align="top" draw:auto-grow-height="true" draw:auto-grow-width="true" fo:min-height="0.1535in" fo:min-width="0.1457in" fo:padding-top="0in" fo:padding-bottom="0in" fo:padding-left="0in" fo:padding-right="0in" style:run-through="foreground"/>
    </style:style>
    <style:style style:name="gr35" style:family="graphic">
      <style:graphic-properties draw:stroke="none" svg:stroke-width="0in" draw:marker-start="" draw:marker-end="" draw:fill="none" draw:textarea-horizontal-align="left" draw:textarea-vertical-align="top" draw:auto-grow-height="true" draw:auto-grow-width="true" fo:min-height="0.122in" fo:min-width="0.1409in" fo:padding-top="0in" fo:padding-bottom="0in" fo:padding-left="0in" fo:padding-right="0in" style:run-through="foreground"/>
    </style:style>
    <style:style style:name="gr36" style:family="graphic">
      <style:graphic-properties draw:stroke="none" svg:stroke-width="0in" draw:marker-start="" draw:marker-end="" draw:fill="none" draw:textarea-horizontal-align="left" draw:textarea-vertical-align="top" draw:auto-grow-height="true" draw:auto-grow-width="true" fo:min-height="0.1756in" fo:min-width="0.2457in" fo:padding-top="0in" fo:padding-bottom="0in" fo:padding-left="0in" fo:padding-right="0in" style:run-through="foreground"/>
    </style:style>
    <style:style style:name="gr37" style:family="graphic">
      <style:graphic-properties draw:stroke="none" svg:stroke-width="0in" draw:marker-start="" draw:marker-end="" draw:fill="none" draw:textarea-horizontal-align="left" draw:textarea-vertical-align="top" draw:auto-grow-height="true" draw:auto-grow-width="true" fo:min-height="0.1535in" fo:min-width="1.4193in" fo:padding-top="0in" fo:padding-bottom="0in" fo:padding-left="0in" fo:padding-right="0in" style:run-through="foreground"/>
    </style:style>
    <style:style style:name="gr38" style:family="graphic">
      <style:graphic-properties draw:stroke="none" svg:stroke-width="0in" draw:marker-start="" draw:marker-end="" draw:fill="none" draw:textarea-horizontal-align="left" draw:textarea-vertical-align="top" draw:auto-grow-height="true" draw:auto-grow-width="true" fo:min-height="0.1535in" fo:min-width="0.6173in" fo:padding-top="0in" fo:padding-bottom="0in" fo:padding-left="0in" fo:padding-right="0in" style:run-through="foreground"/>
    </style:style>
    <style:style style:name="gr39" style:family="graphic">
      <style:graphic-properties draw:stroke="none" svg:stroke-width="0in" draw:marker-start="" draw:marker-end="" draw:fill="none" draw:textarea-horizontal-align="left" draw:textarea-vertical-align="top" draw:auto-grow-height="true" draw:auto-grow-width="true" fo:min-height="0.122in" fo:min-width="0.1374in" fo:padding-top="0in" fo:padding-bottom="0in" fo:padding-left="0in" fo:padding-right="0in" style:run-through="foreground"/>
    </style:style>
    <style:style style:name="gr40" style:family="graphic">
      <style:graphic-properties draw:stroke="none" svg:stroke-width="0in" draw:marker-start="" draw:marker-end="" draw:fill="none" draw:textarea-horizontal-align="left" draw:textarea-vertical-align="top" draw:auto-grow-height="true" draw:auto-grow-width="true" fo:min-height="0.1854in" fo:min-width="0.322in" fo:padding-top="0in" fo:padding-bottom="0in" fo:padding-left="0in" fo:padding-right="0in" style:run-through="foreground"/>
    </style:style>
    <style:style style:name="gr41" style:family="graphic">
      <style:graphic-properties draw:stroke="none" svg:stroke-width="0in" draw:marker-start="" draw:marker-end="" draw:fill="none" draw:textarea-horizontal-align="left" draw:textarea-vertical-align="top" draw:auto-grow-height="true" draw:auto-grow-width="true" fo:min-height="0.1535in" fo:min-width="2.1638in" fo:padding-top="0in" fo:padding-bottom="0in" fo:padding-left="0in" fo:padding-right="0in" style:run-through="foreground"/>
    </style:style>
    <style:style style:name="gr42" style:family="graphic">
      <style:graphic-properties draw:stroke="none" svg:stroke-width="0in" draw:marker-start="" draw:marker-end="" draw:fill="none" draw:textarea-horizontal-align="left" draw:textarea-vertical-align="top" draw:auto-grow-height="true" draw:auto-grow-width="true" fo:min-height="0.1535in" fo:min-width="2.1874in" fo:padding-top="0in" fo:padding-bottom="0in" fo:padding-left="0in" fo:padding-right="0in" style:run-through="foreground"/>
    </style:style>
    <style:style style:name="gr43" style:family="graphic">
      <style:graphic-properties draw:stroke="none" svg:stroke-width="0in" draw:marker-start="" draw:marker-end="" draw:fill="none" draw:textarea-horizontal-align="left" draw:textarea-vertical-align="top" draw:auto-grow-height="true" draw:auto-grow-width="true" fo:min-height="0.1555in" fo:min-width="0.2075in" fo:padding-top="0in" fo:padding-bottom="0in" fo:padding-left="0in" fo:padding-right="0in" style:run-through="foreground"/>
    </style:style>
    <style:style style:name="gr44" style:family="graphic">
      <style:graphic-properties draw:stroke="none" svg:stroke-width="0in" draw:marker-start="" draw:marker-end="" draw:fill="none" draw:textarea-horizontal-align="left" draw:textarea-vertical-align="top" draw:auto-grow-height="true" draw:auto-grow-width="true" fo:min-height="0.1535in" fo:min-width="1.4543in" fo:padding-top="0in" fo:padding-bottom="0in" fo:padding-left="0in" fo:padding-right="0in" style:run-through="foreground"/>
    </style:style>
    <style:style style:name="gr45" style:family="graphic">
      <style:graphic-properties draw:stroke="none" svg:stroke-width="0in" draw:marker-start="" draw:marker-end="" draw:fill="none" draw:textarea-horizontal-align="left" draw:textarea-vertical-align="top" draw:auto-grow-height="true" draw:auto-grow-width="true" fo:min-height="0.1535in" fo:min-width="0.6693in" fo:padding-top="0in" fo:padding-bottom="0in" fo:padding-left="0in" fo:padding-right="0in" style:run-through="foreground"/>
    </style:style>
    <style:style style:name="gr46" style:family="graphic">
      <style:graphic-properties draw:stroke="none" svg:stroke-width="0in" draw:marker-start="" draw:marker-end="" draw:fill="none" draw:textarea-horizontal-align="left" draw:textarea-vertical-align="top" draw:auto-grow-height="true" draw:auto-grow-width="true" fo:min-height="0.1756in" fo:min-width="0.6972in" fo:padding-top="0in" fo:padding-bottom="0in" fo:padding-left="0in" fo:padding-right="0in" style:run-through="foreground"/>
    </style:style>
    <style:style style:name="gr47" style:family="graphic">
      <style:graphic-properties draw:stroke="none" svg:stroke-width="0in" draw:marker-start="" draw:marker-end="" draw:fill="none" draw:textarea-horizontal-align="left" draw:textarea-vertical-align="top" draw:auto-grow-height="true" draw:auto-grow-width="true" fo:min-height="0.1756in" fo:min-width="0.2437in" fo:padding-top="0in" fo:padding-bottom="0in" fo:padding-left="0in" fo:padding-right="0in" style:run-through="foreground"/>
    </style:style>
    <style:style style:name="gr48" style:family="graphic">
      <style:graphic-properties draw:stroke="none" svg:stroke-width="0in" draw:marker-start="" draw:marker-end="" draw:fill="none" draw:textarea-horizontal-align="left" draw:textarea-vertical-align="top" draw:auto-grow-height="true" draw:auto-grow-width="true" fo:min-height="0.1535in" fo:min-width="0.4256in" fo:padding-top="0in" fo:padding-bottom="0in" fo:padding-left="0in" fo:padding-right="0i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g text:anchor-type="paragraph" draw:z-index="0" draw:name="Shape1" draw:style-name="gr1"><draw:line draw:style-name="gr2" draw:text-style-name="P1" svg:x1="1.9874in" svg:y1="0.4512in" svg:x2="5.4744in" svg:y2="0.4512in"><text:p/></draw:line><draw:frame draw:style-name="gr3" draw:text-style-name="P3" svg:width="1.4469in" svg:height="0.1606in" svg:x="1.9874in" svg:y="0.4571in"><draw:text-box><text:p text:style-name="P2"><text:span text:style-name="T1">Algorithm 1</text:span><text:span text:style-name="T2"> <text:s/>LQR-Tree (</text:span></text:p></draw:text-box></draw:frame><draw:frame draw:style-name="gr4" draw:text-style-name="P5" svg:width="0.1378in" svg:height="0.187in" svg:x="3.4409in" svg:y="0.4319in"><draw:text-box><text:p text:style-name="P4"><text:span text:style-name="T3">x</text:span></text:p></draw:text-box></draw:frame><draw:frame draw:style-name="gr5" draw:text-style-name="P6" svg:width="0.0969in" svg:height="0.1134in" svg:x="3.5256in" svg:y="0.4972in"><draw:text-box><text:p text:style-name="P2"><text:span text:style-name="T4">G</text:span></text:p></draw:text-box></draw:frame><draw:frame draw:style-name="gr6" draw:text-style-name="P3" svg:width="0.1378in" svg:height="0.1606in" svg:x="3.6185in" svg:y="0.4571in"><draw:text-box><text:p text:style-name="P2"><text:span text:style-name="T2">,</text:span></text:p></draw:text-box></draw:frame><draw:frame draw:style-name="gr4" draw:text-style-name="P5" svg:width="0.1378in" svg:height="0.187in" svg:x="3.6528in" svg:y="0.4319in"><draw:text-box><text:p text:style-name="P4"><text:span text:style-name="T3">u</text:span></text:p></draw:text-box></draw:frame><draw:frame draw:style-name="gr5" draw:text-style-name="P6" svg:width="0.0969in" svg:height="0.1134in" svg:x="3.7417in" svg:y="0.4972in"><draw:text-box><text:p text:style-name="P2"><text:span text:style-name="T4">G</text:span></text:p></draw:text-box></draw:frame><draw:frame draw:style-name="gr6" draw:text-style-name="P3" svg:width="0.1378in" svg:height="0.1606in" svg:x="3.8346in" svg:y="0.4571in"><draw:text-box><text:p text:style-name="P2"><text:span text:style-name="T2">,</text:span></text:p></draw:text-box></draw:frame><draw:frame draw:style-name="gr4" draw:text-style-name="P8" svg:width="0.1378in" svg:height="0.176in" svg:x="3.8693in" svg:y="0.4319in"><draw:text-box><text:p text:style-name="P7"><text:span text:style-name="T5">Q</text:span></text:p></draw:text-box></draw:frame><draw:frame draw:style-name="gr6" draw:text-style-name="P3" svg:width="0.1378in" svg:height="0.1606in" svg:x="3.9882in" svg:y="0.4571in"><draw:text-box><text:p text:style-name="P2"><text:span text:style-name="T2">,</text:span></text:p></draw:text-box></draw:frame><draw:frame draw:style-name="gr4" draw:text-style-name="P8" svg:width="0.1378in" svg:height="0.176in" svg:x="4.0228in" svg:y="0.4319in"><draw:text-box><text:p text:style-name="P7"><text:span text:style-name="T5">R</text:span></text:p></draw:text-box></draw:frame><draw:line draw:style-name="gr2" draw:text-style-name="P1" svg:x1="1.9874in" svg:y1="0.6386in" svg:x2="5.4744in" svg:y2="0.6386in"><text:p/></draw:line><draw:frame draw:style-name="gr6" draw:text-style-name="P3" svg:width="0.1378in" svg:height="0.1606in" svg:x="4.1421in" svg:y="0.4571in"><draw:text-box><text:p text:style-name="P2"><text:span text:style-name="T2">)</text:span></text:p></draw:text-box></draw:frame><draw:frame draw:style-name="gr7" draw:text-style-name="P9" svg:width="0.1106in" svg:height="0.1295in" svg:x="2.0673in" svg:y="0.702in"><draw:text-box><text:p text:style-name="P2"><text:span text:style-name="T6">1:</text:span></text:p></draw:text-box></draw:frame><draw:frame draw:style-name="gr8" draw:text-style-name="P11" svg:width="0.528in" svg:height="0.1858in" svg:x="2.2228in" svg:y="0.6528in"><draw:text-box><text:p text:style-name="P10"><text:span text:style-name="T7">[</text:span><text:span text:style-name="T8">A</text:span><text:span text:style-name="T9">,</text:span><text:span text:style-name="T8"> B</text:span><text:span text:style-name="T7">]</text:span><text:span text:style-name="T9"> ⇐</text:span></text:p></draw:text-box></draw:frame><draw:frame draw:style-name="gr9" draw:text-style-name="P3" svg:width="0.8461in" svg:height="0.1606in" svg:x="2.8201in" svg:y="0.6772in"><draw:text-box><text:p text:style-name="P2"><text:span text:style-name="T2">linearization of</text:span></text:p></draw:text-box></draw:frame><draw:frame draw:style-name="gr10" draw:text-style-name="P5" svg:width="0.398in" svg:height="0.187in" svg:x="3.7236in" svg:y="0.6528in"><draw:text-box><text:p text:style-name="P4"><text:span text:style-name="T3">f (x</text:span><text:span text:style-name="T10">,</text:span><text:span text:style-name="T3"> u)</text:span></text:p></draw:text-box></draw:frame><draw:frame draw:style-name="gr11" draw:text-style-name="P3" svg:width="0.387in" svg:height="0.1606in" svg:x="4.1776in" svg:y="0.6772in"><draw:text-box><text:p text:style-name="P2"><text:span text:style-name="T2">around</text:span></text:p></draw:text-box></draw:frame><draw:frame draw:style-name="gr4" draw:text-style-name="P11" svg:width="0.1378in" svg:height="0.176in" svg:x="4.6102in" svg:y="0.6528in"><draw:text-box><text:p text:style-name="P10"><text:span text:style-name="T8">x</text:span></text:p></draw:text-box></draw:frame><draw:frame draw:style-name="gr5" draw:text-style-name="P6" svg:width="0.0969in" svg:height="0.1134in" svg:x="4.6937in" svg:y="0.7181in"><draw:text-box><text:p text:style-name="P2"><text:span text:style-name="T4">G</text:span></text:p></draw:text-box></draw:frame><draw:frame draw:style-name="gr12" draw:text-style-name="P11" svg:width="0.1524in" svg:height="0.176in" svg:x="4.7874in" svg:y="0.6528in"><draw:text-box><text:p text:style-name="P10"><text:span text:style-name="T9">,</text:span><text:span text:style-name="T8"> u</text:span></text:p></draw:text-box></draw:frame><draw:frame draw:style-name="gr5" draw:text-style-name="P6" svg:width="0.0969in" svg:height="0.1134in" svg:x="4.9366in" svg:y="0.7181in"><draw:text-box><text:p text:style-name="P2"><text:span text:style-name="T4">G</text:span></text:p></draw:text-box></draw:frame><draw:frame draw:style-name="gr7" draw:text-style-name="P9" svg:width="0.1106in" svg:height="0.1295in" svg:x="2.0673in" svg:y="0.8681in"><draw:text-box><text:p text:style-name="P2"><text:span text:style-name="T6">2:</text:span></text:p></draw:text-box></draw:frame><draw:frame draw:style-name="gr13" draw:text-style-name="P11" svg:width="0.5213in" svg:height="0.1858in" svg:x="2.2228in" svg:y="0.8185in"><draw:text-box><text:p text:style-name="P10"><text:span text:style-name="T7">[</text:span><text:span text:style-name="T8">K</text:span><text:span text:style-name="T9">,</text:span><text:span text:style-name="T8"> S</text:span><text:span text:style-name="T7">]</text:span><text:span text:style-name="T9"> ⇐</text:span></text:p></draw:text-box></draw:frame><draw:frame draw:style-name="gr14" draw:text-style-name="P3" svg:width="0.326in" svg:height="0.1606in" svg:x="2.7992in" svg:y="0.8429in"><draw:text-box><text:p text:style-name="P2"><text:span text:style-name="T2">LQR(</text:span></text:p></draw:text-box></draw:frame><draw:frame draw:style-name="gr15" draw:text-style-name="P11" svg:width="0.6307in" svg:height="0.176in" svg:x="3.122in" svg:y="0.8185in"><draw:text-box><text:p text:style-name="P10"><text:span text:style-name="T8">A</text:span><text:span text:style-name="T9">,</text:span><text:span text:style-name="T8"> B</text:span><text:span text:style-name="T9">,</text:span><text:span text:style-name="T8"> Q</text:span><text:span text:style-name="T9">,</text:span><text:span text:style-name="T8"> R</text:span></text:p></draw:text-box></draw:frame><draw:frame draw:style-name="gr6" draw:text-style-name="P3" svg:width="0.1378in" svg:height="0.1606in" svg:x="3.7791in" svg:y="0.8429in"><draw:text-box><text:p text:style-name="P2"><text:span text:style-name="T2">)</text:span></text:p></draw:text-box></draw:frame><draw:frame draw:style-name="gr7" draw:text-style-name="P9" svg:width="0.1106in" svg:height="0.1295in" svg:x="2.0673in" svg:y="1.0339in"><draw:text-box><text:p text:style-name="P2"><text:span text:style-name="T6">3:</text:span></text:p></draw:text-box></draw:frame><draw:frame draw:style-name="gr16" draw:text-style-name="P3" svg:width="0.1378in" svg:height="0.1606in" svg:x="2.2228in" svg:y="0.9846in"><draw:text-box><text:p text:style-name="P2"><text:span text:style-name="T11">ρ</text:span></text:p></draw:text-box></draw:frame><draw:frame draw:style-name="gr5" draw:text-style-name="P6" svg:width="0.0969in" svg:height="0.1134in" svg:x="2.2945in" svg:y="1.05in"><draw:text-box><text:p text:style-name="P2"><text:span text:style-name="T4">c</text:span></text:p></draw:text-box></draw:frame><draw:frame draw:style-name="gr16" draw:text-style-name="P3" svg:width="0.1406in" svg:height="0.1606in" svg:x="2.3894in" svg:y="0.9846in"><draw:text-box><text:p text:style-name="P2"><text:span text:style-name="T11">⇐</text:span></text:p></draw:text-box></draw:frame><draw:frame draw:style-name="gr17" draw:text-style-name="P3" svg:width="2.7669in" svg:height="0.1606in" svg:x="2.5756in" svg:y="1.0091in"><draw:text-box><text:p text:style-name="P2"><text:span text:style-name="T2">level-set computed as described in section III-A.2</text:span></text:p></draw:text-box></draw:frame><draw:frame draw:style-name="gr7" draw:text-style-name="P9" svg:width="0.1106in" svg:height="0.1295in" svg:x="2.0673in" svg:y="1.2in"><draw:text-box><text:p text:style-name="P2"><text:span text:style-name="T6">4:</text:span></text:p></draw:text-box></draw:frame><draw:frame draw:style-name="gr18" draw:text-style-name="P3" svg:width="0.3425in" svg:height="0.1606in" svg:x="2.2228in" svg:y="1.1756in"><draw:text-box><text:p text:style-name="P2"><text:span text:style-name="T2">T.init(</text:span></text:p></draw:text-box></draw:frame><draw:frame draw:style-name="gr4" draw:text-style-name="P3" svg:width="0.1378in" svg:height="0.176in" svg:x="2.5626in" svg:y="1.1508in"><draw:text-box><text:p text:style-name="P2"><text:span text:style-name="T11">{</text:span><text:span text:style-name="T8">x</text:span></text:p></draw:text-box></draw:frame><draw:frame draw:style-name="gr5" draw:text-style-name="P6" svg:width="0.0969in" svg:height="0.1134in" svg:x="2.7157in" svg:y="1.2157in"><draw:text-box><text:p text:style-name="P2"><text:span text:style-name="T4">g</text:span></text:p></draw:text-box></draw:frame><draw:frame draw:style-name="gr12" draw:text-style-name="P3" svg:width="0.1543in" svg:height="0.178in" svg:x="2.7799in" svg:y="1.1508in"><draw:text-box><text:p text:style-name="P2"><text:span text:style-name="T11">,</text:span><text:span text:style-name="T12"> </text:span><text:span text:style-name="T8">u</text:span></text:p></draw:text-box></draw:frame><draw:frame draw:style-name="gr5" draw:text-style-name="P6" svg:width="0.0969in" svg:height="0.1134in" svg:x="2.9299in" svg:y="1.2157in"><draw:text-box><text:p text:style-name="P2"><text:span text:style-name="T4">g</text:span></text:p></draw:text-box></draw:frame><draw:frame draw:style-name="gr19" draw:text-style-name="P11" svg:width="0.476in" svg:height="0.176in" svg:x="2.9945in" svg:y="1.1508in"><draw:text-box><text:p text:style-name="P10"><text:span text:style-name="T9">,</text:span><text:span text:style-name="T8"> S</text:span><text:span text:style-name="T9">,</text:span><text:span text:style-name="T8"> K</text:span><text:span text:style-name="T9">, ρ</text:span></text:p></draw:text-box></draw:frame><draw:frame draw:style-name="gr5" draw:text-style-name="P6" svg:width="0.0969in" svg:height="0.1134in" svg:x="3.463in" svg:y="1.2157in"><draw:text-box><text:p text:style-name="P2"><text:span text:style-name="T4">c</text:span></text:p></draw:text-box></draw:frame><draw:frame draw:style-name="gr6" draw:text-style-name="P3" svg:width="0.1378in" svg:height="0.1606in" svg:x="3.5193in" svg:y="1.1756in"><draw:text-box><text:p text:style-name="P2"><text:span text:style-name="T2">,</text:span></text:p></draw:text-box></draw:frame><draw:frame draw:style-name="gr20" draw:text-style-name="P3" svg:width="0.3717in" svg:height="0.1606in" svg:x="3.6028in" svg:y="1.1756in"><draw:text-box><text:p text:style-name="P2"><text:span text:style-name="T2">NULL</text:span></text:p></draw:text-box></draw:frame><draw:frame draw:style-name="gr16" draw:text-style-name="P3" svg:width="0.1378in" svg:height="0.1606in" svg:x="3.9713in" svg:y="1.1508in"><draw:text-box><text:p text:style-name="P2"><text:span text:style-name="T11">}</text:span></text:p></draw:text-box></draw:frame><draw:frame draw:style-name="gr6" draw:text-style-name="P3" svg:width="0.1378in" svg:height="0.1606in" svg:x="4.0409in" svg:y="1.1756in"><draw:text-box><text:p text:style-name="P2"><text:span text:style-name="T2">)</text:span></text:p></draw:text-box></draw:frame><draw:frame draw:style-name="gr7" draw:text-style-name="P9" svg:width="0.1106in" svg:height="0.1295in" svg:x="2.0673in" svg:y="1.3657in"><draw:text-box><text:p text:style-name="P2"><text:span text:style-name="T6">5:</text:span></text:p></draw:text-box></draw:frame><draw:frame draw:style-name="gr21" draw:text-style-name="P3" svg:width="0.1787in" svg:height="0.1606in" svg:x="2.2228in" svg:y="1.3417in"><draw:text-box><text:p text:style-name="P2"><text:span text:style-name="T1">for</text:span></text:p></draw:text-box></draw:frame><draw:frame draw:style-name="gr16" draw:text-style-name="P3" svg:width="0.1378in" svg:height="0.1606in" svg:x="2.4929in" svg:y="1.3165in"><draw:text-box><text:p text:style-name="P2"><text:span text:style-name="T11">k</text:span></text:p></draw:text-box></draw:frame><draw:frame draw:style-name="gr22" draw:text-style-name="P3" svg:width="0.6433in" svg:height="0.1606in" svg:x="2.6173in" svg:y="1.3417in"><draw:text-box><text:p text:style-name="P2"><text:span text:style-name="T2">= 1 to K</text:span><text:span text:style-name="T1"> do</text:span></text:p></draw:text-box></draw:frame><draw:frame draw:style-name="gr7" draw:text-style-name="P9" svg:width="0.1106in" svg:height="0.1295in" svg:x="2.0673in" svg:y="1.5319in"><draw:text-box><text:p text:style-name="P2"><text:span text:style-name="T6">6:</text:span></text:p></draw:text-box></draw:frame><draw:frame draw:style-name="gr4" draw:text-style-name="P11" svg:width="0.1378in" svg:height="0.176in" svg:x="2.361in" svg:y="1.4827in"><draw:text-box><text:p text:style-name="P10"><text:span text:style-name="T8">x</text:span></text:p></draw:text-box></draw:frame><draw:frame draw:style-name="gr23" draw:text-style-name="P6" svg:width="0.1961in" svg:height="0.1134in" svg:x="2.4449in" svg:y="1.548in"><draw:text-box><text:p text:style-name="P2"><text:span text:style-name="T4">rand</text:span></text:p></draw:text-box></draw:frame><draw:frame draw:style-name="gr16" draw:text-style-name="P3" svg:width="0.1406in" svg:height="0.1606in" svg:x="2.7567in" svg:y="1.4827in"><draw:text-box><text:p text:style-name="P2"><text:span text:style-name="T11">⇐</text:span></text:p></draw:text-box></draw:frame><draw:frame draw:style-name="gr24" draw:text-style-name="P3" svg:width="2.3622in" svg:height="0.1606in" svg:x="2.9567in" svg:y="1.5075in"><draw:text-box><text:p text:style-name="P2"><text:span text:style-name="T2">random sample as described in section III-</text:span></text:p></draw:text-box></draw:frame><draw:frame draw:style-name="gr25" draw:text-style-name="P3" svg:width="1.6177in" svg:height="0.1606in" svg:x="2.361in" svg:y="1.6736in"><draw:text-box><text:p text:style-name="P2"><text:span text:style-name="T2">A.5; if no samples are found,</text:span></text:p></draw:text-box></draw:frame><draw:frame draw:style-name="gr26" draw:text-style-name="P3" svg:width="0.7232in" svg:height="0.1606in" svg:x="4.089in" svg:y="1.6736in"><draw:text-box><text:p text:style-name="P2"><text:span text:style-name="T2">then FINISH</text:span></text:p></draw:text-box></draw:frame><draw:frame draw:style-name="gr7" draw:text-style-name="P9" svg:width="0.1106in" svg:height="0.1295in" svg:x="2.0673in" svg:y="1.8646in"><draw:text-box><text:p text:style-name="P2"><text:span text:style-name="T6">7:</text:span></text:p></draw:text-box></draw:frame><draw:frame draw:style-name="gr4" draw:text-style-name="P11" svg:width="0.1378in" svg:height="0.176in" svg:x="2.361in" svg:y="1.8146in"><draw:text-box><text:p text:style-name="P10"><text:span text:style-name="T8">x</text:span></text:p></draw:text-box></draw:frame><draw:frame draw:style-name="gr23" draw:text-style-name="P6" svg:width="0.1961in" svg:height="0.1134in" svg:x="2.4449in" svg:y="1.8799in"><draw:text-box><text:p text:style-name="P2"><text:span text:style-name="T4">near</text:span></text:p></draw:text-box></draw:frame><draw:frame draw:style-name="gr27" draw:text-style-name="P3" svg:width="1.3594in" svg:height="0.1606in" svg:x="2.7728in" svg:y="1.8394in"><draw:text-box><text:p text:style-name="P2"><text:span text:style-name="T2">from cost-to-go distance</text:span></text:p></draw:text-box></draw:frame><draw:frame draw:style-name="gr28" draw:text-style-name="P3" svg:width="0.3567in" svg:height="0.1606in" svg:x="4.3126in" svg:y="1.8394in"><draw:text-box><text:p text:style-name="P2"><text:span text:style-name="T2">metric</text:span></text:p></draw:text-box></draw:frame><draw:frame draw:style-name="gr29" draw:text-style-name="P3" svg:width="0.6768in" svg:height="0.1606in" svg:x="4.7512in" svg:y="1.8394in"><draw:text-box><text:p text:style-name="P2"><text:span text:style-name="T2">described in</text:span></text:p></draw:text-box></draw:frame><draw:frame draw:style-name="gr30" draw:text-style-name="P3" svg:width="0.8189in" svg:height="0.1606in" svg:x="2.361in" svg:y="2.0055in"><draw:text-box><text:p text:style-name="P2"><text:span text:style-name="T2">section III-A.4</text:span></text:p></draw:text-box></draw:frame><draw:frame draw:style-name="gr7" draw:text-style-name="P9" svg:width="0.1106in" svg:height="0.1295in" svg:x="2.0673in" svg:y="2.1965in"><draw:text-box><text:p text:style-name="P2"><text:span text:style-name="T6">8:</text:span></text:p></draw:text-box></draw:frame><draw:frame draw:style-name="gr4" draw:text-style-name="P11" svg:width="0.1378in" svg:height="0.176in" svg:x="2.361in" svg:y="2.1472in"><draw:text-box><text:p text:style-name="P10"><text:span text:style-name="T8">u</text:span></text:p></draw:text-box></draw:frame><draw:frame draw:style-name="gr31" draw:text-style-name="P6" svg:width="0.1906in" svg:height="0.1134in" svg:x="2.4492in" svg:y="2.2118in"><draw:text-box><text:p text:style-name="P2"><text:span text:style-name="T4">tape</text:span></text:p></draw:text-box></draw:frame><draw:frame draw:style-name="gr32" draw:text-style-name="P3" svg:width="2.7976in" svg:height="0.1606in" svg:x="2.7008in" svg:y="2.172in"><draw:text-box><text:p text:style-name="P2"><text:span text:style-name="T2">from extend operation described in section III-A.4</text:span></text:p></draw:text-box></draw:frame><draw:frame draw:style-name="gr7" draw:text-style-name="P9" svg:width="0.1106in" svg:height="0.1295in" svg:x="2.0673in" svg:y="2.3626in"><draw:text-box><text:p text:style-name="P2"><text:span text:style-name="T6">9:</text:span></text:p></draw:text-box></draw:frame><draw:frame draw:style-name="gr33" draw:text-style-name="P3" svg:width="0.4815in" svg:height="0.1606in" svg:x="2.361in" svg:y="2.3374in"><draw:text-box><text:p text:style-name="P2"><text:span text:style-name="T1">for each</text:span></text:p></draw:text-box></draw:frame><draw:frame draw:style-name="gr4" draw:text-style-name="P11" svg:width="0.1378in" svg:height="0.176in" svg:x="2.9in" svg:y="2.313in"><draw:text-box><text:p text:style-name="P10"><text:span text:style-name="T8">u</text:span></text:p></draw:text-box></draw:frame><draw:frame draw:style-name="gr6" draw:text-style-name="P3" svg:width="0.1378in" svg:height="0.1606in" svg:x="3.0374in" svg:y="2.3374in"><draw:text-box><text:p text:style-name="P2"><text:span text:style-name="T2">in</text:span></text:p></draw:text-box></draw:frame><draw:frame draw:style-name="gr4" draw:text-style-name="P11" svg:width="0.1378in" svg:height="0.176in" svg:x="3.1929in" svg:y="2.313in"><draw:text-box><text:p text:style-name="P10"><text:span text:style-name="T8">u</text:span></text:p></draw:text-box></draw:frame><draw:frame draw:style-name="gr31" draw:text-style-name="P6" svg:width="0.1906in" svg:height="0.1134in" svg:x="3.2811in" svg:y="2.3783in"><draw:text-box><text:p text:style-name="P2"><text:span text:style-name="T4">tape</text:span></text:p></draw:text-box></draw:frame><draw:frame draw:style-name="gr34" draw:text-style-name="P3" svg:width="0.148in" svg:height="0.1606in" svg:x="3.5484in" svg:y="2.3374in"><draw:text-box><text:p text:style-name="P2"><text:span text:style-name="T1">do</text:span></text:p></draw:text-box></draw:frame><draw:frame draw:style-name="gr35" draw:text-style-name="P9" svg:width="0.1433in" svg:height="0.1295in" svg:x="2.0118in" svg:y="2.5283in"><draw:text-box><text:p text:style-name="P2"><text:span text:style-name="T6">10:</text:span></text:p></draw:text-box></draw:frame><draw:frame draw:style-name="gr36" draw:text-style-name="P3" svg:width="0.2488in" svg:height="0.176in" svg:x="2.4992in" svg:y="2.4791in"><draw:text-box><text:p text:style-name="P2"><text:span text:style-name="T8">x</text:span><text:span text:style-name="T11"> ⇐</text:span></text:p></draw:text-box></draw:frame><draw:frame draw:style-name="gr37" draw:text-style-name="P3" svg:width="1.4287in" svg:height="0.1606in" svg:x="2.8091in" svg:y="2.5035in"><draw:text-box><text:p text:style-name="P2"><text:span text:style-name="T2">Integrate backwards from</text:span></text:p></draw:text-box></draw:frame><draw:frame draw:style-name="gr4" draw:text-style-name="P11" svg:width="0.1378in" svg:height="0.176in" svg:x="4.3028in" svg:y="2.4791in"><draw:text-box><text:p text:style-name="P10"><text:span text:style-name="T8">x</text:span></text:p></draw:text-box></draw:frame><draw:frame draw:style-name="gr23" draw:text-style-name="P6" svg:width="0.1961in" svg:height="0.1134in" svg:x="4.3866in" svg:y="2.5445in"><draw:text-box><text:p text:style-name="P2"><text:span text:style-name="T4">near</text:span></text:p></draw:text-box></draw:frame><draw:frame draw:style-name="gr38" draw:text-style-name="P3" svg:width="0.6224in" svg:height="0.1606in" svg:x="4.6776in" svg:y="2.5035in"><draw:text-box><text:p text:style-name="P2"><text:span text:style-name="T2">with action</text:span></text:p></draw:text-box></draw:frame><draw:frame draw:style-name="gr4" draw:text-style-name="P11" svg:width="0.1378in" svg:height="0.176in" svg:x="5.3583in" svg:y="2.4791in"><draw:text-box><text:p text:style-name="P10"><text:span text:style-name="T8">u</text:span></text:p></draw:text-box></draw:frame><draw:frame draw:style-name="gr39" draw:text-style-name="P9" svg:width="0.1398in" svg:height="0.1295in" svg:x="2.0118in" svg:y="2.6945in"><draw:text-box><text:p text:style-name="P2"><text:span text:style-name="T6">11:</text:span></text:p></draw:text-box></draw:frame><draw:frame draw:style-name="gr40" draw:text-style-name="P11" svg:width="0.3496in" svg:height="0.1858in" svg:x="2.4992in" svg:y="2.6453in"><draw:text-box><text:p text:style-name="P10"><text:span text:style-name="T7">[</text:span><text:span text:style-name="T8">K</text:span><text:span text:style-name="T9">,</text:span><text:span text:style-name="T8"> S</text:span><text:span text:style-name="T7">]</text:span></text:p></draw:text-box></draw:frame><draw:frame draw:style-name="gr41" draw:text-style-name="P3" svg:width="2.1776in" svg:height="0.1606in" svg:x="2.8992in" svg:y="2.6701in"><draw:text-box><text:p text:style-name="P2"><text:span text:style-name="T2">from LQR derivation in section III-A.1</text:span></text:p></draw:text-box></draw:frame><draw:frame draw:style-name="gr35" draw:text-style-name="P9" svg:width="0.1433in" svg:height="0.1295in" svg:x="2.0118in" svg:y="2.8602in"><draw:text-box><text:p text:style-name="P2"><text:span text:style-name="T6">12:</text:span></text:p></draw:text-box></draw:frame><draw:frame draw:style-name="gr16" draw:text-style-name="P3" svg:width="0.1378in" svg:height="0.1606in" svg:x="2.4992in" svg:y="2.811in"><draw:text-box><text:p text:style-name="P2"><text:span text:style-name="T11">ρ</text:span></text:p></draw:text-box></draw:frame><draw:frame draw:style-name="gr5" draw:text-style-name="P6" svg:width="0.0969in" svg:height="0.1134in" svg:x="2.5709in" svg:y="2.8764in"><draw:text-box><text:p text:style-name="P2"><text:span text:style-name="T4">c</text:span></text:p></draw:text-box></draw:frame><draw:frame draw:style-name="gr16" draw:text-style-name="P3" svg:width="0.1406in" svg:height="0.1606in" svg:x="2.6657in" svg:y="2.811in"><draw:text-box><text:p text:style-name="P2"><text:span text:style-name="T11">⇐</text:span></text:p></draw:text-box></draw:frame><draw:frame draw:style-name="gr42" draw:text-style-name="P3" svg:width="2.2004in" svg:height="0.1606in" svg:x="2.8528in" svg:y="2.8362in"><draw:text-box><text:p text:style-name="P2"><text:span text:style-name="T2">level-set computed as in section III-A.3</text:span></text:p></draw:text-box></draw:frame><draw:frame draw:style-name="gr35" draw:text-style-name="P9" svg:width="0.1433in" svg:height="0.1295in" svg:x="2.0118in" svg:y="3.0264in"><draw:text-box><text:p text:style-name="P2"><text:span text:style-name="T6">13:</text:span></text:p></draw:text-box></draw:frame><draw:frame draw:style-name="gr43" draw:text-style-name="P3" svg:width="0.2098in" svg:height="0.1606in" svg:x="2.4992in" svg:y="2.9772in"><draw:text-box><text:p text:style-name="P2"><text:span text:style-name="T11">i ⇐</text:span></text:p></draw:text-box></draw:frame><draw:frame draw:style-name="gr44" draw:text-style-name="P3" svg:width="1.4634in" svg:height="0.1606in" svg:x="2.772in" svg:y="3.002in"><draw:text-box><text:p text:style-name="P2"><text:span text:style-name="T2">pointer to node containing</text:span></text:p></draw:text-box></draw:frame><draw:frame draw:style-name="gr4" draw:text-style-name="P11" svg:width="0.1378in" svg:height="0.176in" svg:x="4.3193in" svg:y="2.9772in"><draw:text-box><text:p text:style-name="P10"><text:span text:style-name="T8">x</text:span></text:p></draw:text-box></draw:frame><draw:frame draw:style-name="gr23" draw:text-style-name="P6" svg:width="0.1961in" svg:height="0.1134in" svg:x="4.4028in" svg:y="3.0421in"><draw:text-box><text:p text:style-name="P2"><text:span text:style-name="T4">near</text:span></text:p></draw:text-box></draw:frame><draw:frame draw:style-name="gr35" draw:text-style-name="P9" svg:width="0.1433in" svg:height="0.1295in" svg:x="2.0118in" svg:y="3.1929in"><draw:text-box><text:p text:style-name="P2"><text:span text:style-name="T6">14:</text:span></text:p></draw:text-box></draw:frame><draw:frame draw:style-name="gr45" draw:text-style-name="P3" svg:width="0.674in" svg:height="0.1606in" svg:x="2.4992in" svg:y="3.1681in"><draw:text-box><text:p text:style-name="P2"><text:span text:style-name="T2">T.add-node(</text:span></text:p></draw:text-box></draw:frame><draw:frame draw:style-name="gr46" draw:text-style-name="P11" svg:width="0.6976in" svg:height="0.176in" svg:x="3.1693in" svg:y="3.1429in"><draw:text-box><text:p text:style-name="P10"><text:span text:style-name="T8">x</text:span><text:span text:style-name="T9">,</text:span><text:span text:style-name="T8"> u</text:span><text:span text:style-name="T9">,</text:span><text:span text:style-name="T8"> S</text:span><text:span text:style-name="T9">,</text:span><text:span text:style-name="T8"> K</text:span><text:span text:style-name="T9">, ρ</text:span></text:p></draw:text-box></draw:frame><draw:frame draw:style-name="gr5" draw:text-style-name="P6" svg:width="0.0969in" svg:height="0.1134in" svg:x="3.872in" svg:y="3.2083in"><draw:text-box><text:p text:style-name="P2"><text:span text:style-name="T4">c</text:span></text:p></draw:text-box></draw:frame><draw:frame draw:style-name="gr16" draw:text-style-name="P3" svg:width="0.1378in" svg:height="0.1606in" svg:x="3.9283in" svg:y="3.1429in"><draw:text-box><text:p text:style-name="P2"><text:span text:style-name="T11">, i</text:span></text:p></draw:text-box></draw:frame><draw:frame draw:style-name="gr6" draw:text-style-name="P3" svg:width="0.1378in" svg:height="0.1606in" svg:x="4.0382in" svg:y="3.1681in"><draw:text-box><text:p text:style-name="P2"><text:span text:style-name="T2">)</text:span></text:p></draw:text-box></draw:frame><draw:frame draw:style-name="gr35" draw:text-style-name="P9" svg:width="0.1433in" svg:height="0.1295in" svg:x="2.0118in" svg:y="3.3583in"><draw:text-box><text:p text:style-name="P2"><text:span text:style-name="T6">15:</text:span></text:p></draw:text-box></draw:frame><draw:frame draw:style-name="gr4" draw:text-style-name="P11" svg:width="0.1378in" svg:height="0.176in" svg:x="2.4992in" svg:y="3.3091in"><draw:text-box><text:p text:style-name="P10"><text:span text:style-name="T8">x</text:span></text:p></draw:text-box></draw:frame><draw:frame draw:style-name="gr23" draw:text-style-name="P6" svg:width="0.1961in" svg:height="0.1134in" svg:x="2.5831in" svg:y="3.3748in"><draw:text-box><text:p text:style-name="P2"><text:span text:style-name="T4">near</text:span></text:p></draw:text-box></draw:frame><draw:frame draw:style-name="gr47" draw:text-style-name="P3" svg:width="0.2469in" svg:height="0.178in" svg:x="2.8638in" svg:y="3.3091in"><draw:text-box><text:p text:style-name="P2"><text:span text:style-name="T11">⇐</text:span><text:span text:style-name="T12"> </text:span><text:span text:style-name="T8">x</text:span></text:p></draw:text-box></draw:frame><draw:frame draw:style-name="gr35" draw:text-style-name="P9" svg:width="0.1433in" svg:height="0.1295in" svg:x="2.0118in" svg:y="3.5248in"><draw:text-box><text:p text:style-name="P2"><text:span text:style-name="T6">16:</text:span></text:p></draw:text-box></draw:frame><draw:frame draw:style-name="gr48" draw:text-style-name="P3" svg:width="0.4303in" svg:height="0.1606in" svg:x="2.361in" svg:y="3.5in"><draw:text-box><text:p text:style-name="P2"><text:span text:style-name="T1">end for</text:span></text:p></draw:text-box></draw:frame><draw:frame draw:style-name="gr35" draw:text-style-name="P9" svg:width="0.1433in" svg:height="0.1295in" svg:x="2.0118in" svg:y="3.6909in"><draw:text-box><text:p text:style-name="P2"><text:span text:style-name="T6">17:</text:span></text:p></draw:text-box></draw:frame><draw:line draw:style-name="gr2" draw:text-style-name="P1" svg:x1="1.9874in" svg:y1="3.8492in" svg:x2="5.4744in" svg:y2="3.8492in"><text:p/></draw:line><draw:frame draw:style-name="gr48" draw:text-style-name="P3" svg:width="0.4303in" svg:height="0.1606in" svg:x="2.2228in" svg:y="3.6657in"><draw:text-box><text:p text:style-name="P2"><text:span text:style-name="T1">end for</text:span></text:p></draw:text-box></draw:fram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puter Modern" svg:font-family="'Computer Modern'"/>
    <style:font-face style:name="Nimbus" svg:font-family="Nimbus"/>
    <style:font-face style:name="Nimbus Roman No9 L" svg:font-family="'Nimbus Roman No9 L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21:27:22.898016000</meta:creation-date>
    <dc:date>2017-04-24T21:35:42.537213000</dc:date>
    <meta:editing-duration>PT8M22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5.1.2.2$MacOSX_X86_64 LibreOffice_project/d3bf12ecb743fc0d20e0be0c58ca359301eb705f</meta:generator>
  </office:meta>
</office:document-meta>
</file>